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text-properties officeooo:rsid="0023fda2" officeooo:paragraph-rsid="0024e32b"/>
    </style:style>
    <style:style style:name="P7" style:family="paragraph" style:parent-style-name="Standard">
      <style:text-properties officeooo:rsid="001e3352" officeooo:paragraph-rsid="001e3352"/>
    </style:style>
    <style:style style:name="P8" style:family="paragraph" style:parent-style-name="Standard">
      <style:text-properties fo:font-variant="normal" fo:text-transform="none" style:use-window-font-color="true" style:font-name="EnvyCodeRWeb" fo:font-size="9.75pt" fo:letter-spacing="normal" fo:font-style="normal" fo:font-weight="normal" officeooo:rsid="001e3352" officeooo:paragraph-rsid="001e3352"/>
    </style:style>
    <style:style style:name="P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0" style:family="paragraph" style:parent-style-name="Table_20_Contents">
      <style:text-properties fo:font-weight="bold" officeooo:rsid="0021322c" officeooo:paragraph-rsid="0021322c" style:font-weight-asian="bold" style:font-weight-complex="bold"/>
    </style:style>
    <style:style style:name="P11" style:family="paragraph" style:parent-style-name="Table_20_Contents">
      <style:text-properties fo:font-weight="bold" officeooo:rsid="0020b9c3" officeooo:paragraph-rsid="0020b9c3" style:font-weight-asian="bold" style:font-weight-complex="bold"/>
    </style:style>
    <style:style style:name="P12" style:family="paragraph" style:parent-style-name="Table_20_Contents">
      <style:text-properties officeooo:rsid="0026a4bf" officeooo:paragraph-rsid="0026a4bf"/>
    </style:style>
    <style:style style:name="P13" style:family="paragraph" style:parent-style-name="Table_20_Contents">
      <style:text-properties officeooo:rsid="0028806a" officeooo:paragraph-rsid="0028806a"/>
    </style:style>
    <style:style style:name="P14" style:family="paragraph" style:parent-style-name="Table_20_Contents">
      <style:text-properties officeooo:rsid="002eb55a" officeooo:paragraph-rsid="002eb55a"/>
    </style:style>
    <style:style style:name="P15" style:family="paragraph" style:parent-style-name="Table_20_Contents">
      <style:text-properties officeooo:rsid="00304f34" officeooo:paragraph-rsid="00304f34"/>
    </style:style>
    <style:style style:name="P16" style:family="paragraph" style:parent-style-name="Table_20_Contents">
      <style:text-properties officeooo:rsid="00304f34" officeooo:paragraph-rsid="0021322c"/>
    </style:style>
    <style:style style:name="P17" style:family="paragraph" style:parent-style-name="Table_20_Contents">
      <style:text-properties officeooo:rsid="0033199b" officeooo:paragraph-rsid="0033199b"/>
    </style:style>
    <style:style style:name="P18" style:family="paragraph" style:parent-style-name="Standard" style:list-style-name="L1">
      <style:text-properties officeooo:rsid="0023fda2" officeooo:paragraph-rsid="0023fda2"/>
    </style:style>
    <style:style style:name="P19" style:family="paragraph" style:parent-style-name="Standard" style:list-style-name="L1">
      <style:text-properties officeooo:rsid="0023fda2" officeooo:paragraph-rsid="0024e32b"/>
    </style:style>
    <style:style style:name="P20" style:family="paragraph" style:parent-style-name="Table_20_Contents">
      <style:text-properties fo:font-weight="bold" officeooo:rsid="003365f2" officeooo:paragraph-rsid="003365f2" style:font-weight-asian="bold" style:font-weight-complex="bold"/>
    </style:style>
    <style:style style:name="T1" style:family="text">
      <style:text-properties officeooo:rsid="0023fda2"/>
    </style:style>
    <style:style style:name="T2" style:family="text">
      <style:text-properties officeooo:rsid="0024e32b"/>
    </style:style>
    <style:style style:name="T3" style:family="text">
      <style:text-properties officeooo:rsid="00288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20">Kodnamn</text:p>
          </table:table-cell>
          <table:table-cell table:style-name="Tabell1.B1" office:value-type="string">
            <text:p text:style-name="P17">C37T3</text:p>
          </table:table-cell>
        </table:table-row>
        <table:table-row>
          <table:table-cell table:style-name="Tabell1.A2" office:value-type="string">
            <text:p text:style-name="P11">Datum och tid</text:p>
          </table:table-cell>
          <table:table-cell table:style-name="Tabell1.B2" office:value-type="string">
            <text:p text:style-name="P12">2018-05-03 <text:span text:style-name="T3">20:21</text:span></text:p>
          </table:table-cell>
        </table:table-row>
        <table:table-row>
          <table:table-cell table:style-name="Tabell1.A2" office:value-type="string">
            <text:p text:style-name="P11">Inspelat film och ljud?</text:p>
          </table:table-cell>
          <table:table-cell table:style-name="Tabell1.B2" office:value-type="string">
            <text:p text:style-name="P12">Nej</text:p>
          </table:table-cell>
        </table:table-row>
        <table:table-row>
          <table:table-cell table:style-name="Tabell1.A2" office:value-type="string">
            <text:p text:style-name="P11">#iteration på materialet <text:span text:style-name="T1">(1, 2, … , n)</text:span></text:p>
          </table:table-cell>
          <table:table-cell table:style-name="Tabell1.B2" office:value-type="string">
            <text:p text:style-name="P14">1</text:p>
          </table:table-cell>
        </table:table-row>
        <table:table-row>
          <table:table-cell table:style-name="Tabell1.A2" office:value-type="string">
            <text:p text:style-name="P10">Ålder</text:p>
          </table:table-cell>
          <table:table-cell table:style-name="Tabell1.B2" office:value-type="string">
            <text:p text:style-name="P13">37</text:p>
          </table:table-cell>
        </table:table-row>
        <table:table-row>
          <table:table-cell table:style-name="Tabell1.A2" office:value-type="string">
            <text:p text:style-name="P10">Lärare/lärarstudent/annat</text:p>
          </table:table-cell>
          <table:table-cell table:style-name="Tabell1.B2" office:value-type="string">
            <text:p text:style-name="P12"><text:span text:style-name="T3">(ej legitimerad) högstadiel</text:span>ärare</text:p>
          </table:table-cell>
        </table:table-row>
        <table:table-row>
          <table:table-cell table:style-name="Tabell1.A2" office:value-type="string">
            <text:p text:style-name="P10">Antal år arbetat som lärare</text:p>
          </table:table-cell>
          <table:table-cell table:style-name="Tabell1.B2" office:value-type="string">
            <text:p text:style-name="P13">3</text:p>
          </table:table-cell>
        </table:table-row>
        <table:table-row>
          <table:table-cell table:style-name="Tabell1.A2" office:value-type="string">
            <text:p text:style-name="P10">Skolämnen</text:p>
          </table:table-cell>
          <table:table-cell table:style-name="Tabell1.B2" office:value-type="string">
            <text:p text:style-name="P12">Matematik <text:span text:style-name="T3">och bild</text:span></text:p>
          </table:table-cell>
        </table:table-row>
      </table:table>
      <text:p text:style-name="P1"/>
      <text:p text:style-name="P5"><text:span text:style-name="T2">I</text:span>. Testet</text:p>
      <text:list xml:id="list3661124842" text:style-name="L1">
        <text:list-item>
          <text:p text:style-name="P18">Syfte med testet</text:p>
        </text:list-item>
        <text:list-item>
          <text:p text:style-name="P18">Planeras ta 15 minuter</text:p>
        </text:list-item>
        <text:list-item>
          <text:p text:style-name="P19">Kommer få välja <text:span text:style-name="T2">ut</text:span> ett undervisningsmaterial </text:p>
        </text:list-item>
        <text:list-item>
          <text:p text:style-name="P19">...och tänka högt <text:span text:style-name="T2">medan du skummar igenom det</text:span></text:p>
        </text:list-item>
        <text:list-item>
          <text:p text:style-name="P18">Vi testar materialet, inte dig</text:p>
        </text:list-item>
        <text:list-item>
          <text:p text:style-name="P18">Det finns inget rätt eller fel</text:p>
        </text:list-item>
      </text:list>
      <text:p text:style-name="P5"/>
      <text:p text:style-name="P5"><text:span text:style-name="T2">II</text:span>. Fyll i listan ^</text:p>
      <text:p text:style-name="P5"/>
      <text:p text:style-name="P6"><text:span text:style-name="T2">III</text:span>. ”<text:span text:style-name="T2">Hur ser en typisk lektion ut för dig?” (verktyg, metoder, strategier)</text:span></text:p>
      <text:p text:style-name="P9"/>
      <text:p text:style-name="P4"/>
      <text:p text:style-name="P4"><text:span text:style-name="T2">1.</text:span> ”Kolla material<text:span text:style-name="T2">en</text:span> <text:span text:style-name="T2">på datorn</text:span>. Välj ett, men klicka inte på det ännu.”</text:p>
      <text:p text:style-name="P4"/>
      <table:table table:name="Tabell2" table:style-name="Tabell2">
        <table:table-column table:style-name="Tabell2.A"/>
        <table:table-column table:style-name="Tabell2.B"/>
        <table:table-row>
          <table:table-cell table:style-name="Tabell2.A1" office:value-type="string">
            <text:p text:style-name="P10">Materialgrupp som testas</text:p>
          </table:table-cell>
          <table:table-cell table:style-name="Tabell2.B1" office:value-type="string">
            <text:p text:style-name="P15">Kleindagarna</text:p>
          </table:table-cell>
        </table:table-row>
        <table:table-row>
          <table:table-cell table:style-name="Tabell2.A2" office:value-type="string">
            <text:p text:style-name="P10">Material som valdes</text:p>
          </table:table-cell>
          <table:table-cell table:style-name="Tabell2.B2" office:value-type="string">
            <text:p text:style-name="P16">Vad ska lotten kosta?</text:p>
          </table:table-cell>
        </table:table-row>
      </table:table>
      <text:p text:style-name="P2"/>
      <text:p text:style-name="P1"><text:span text:style-name="T2">2.</text:span> ”<text:span text:style-name="T2">Nu får du öppna och gå igenom materialet. Tänk gärna högt.”</text:span></text:p>
      <text:p text:style-name="P1"/>
      <text:p text:style-name="P1"><text:span text:style-name="T2">3</text:span>. ”<text:span text:style-name="T2">Om du behövde använda det här materialet i en lektion, hur skulle du göra det</text:span>?”</text:p>
      <text:p text:style-name="P1"/>
      <text:p text:style-name="P1"><text:span text:style-name="T2">4</text:span>. ”<text:span text:style-name="T1">Har du några andra tankar eller kommentarer som inte tagits upp än</text:span>?”</text:p>
      <text:p text:style-name="P3"/>
      <text:p text:style-name="P7"><text:span text:style-name="T2">5</text:span>. Fler tester senare?</text:p>
      <text:p text:style-name="P7"/>
      <text:p text:style-name="P8">1. “Kolla materialen på datorn. Välj ett, men klicka inte på det ännu.”</text:p>
      <text:p text:style-name="P8"/>
      <text:p text:style-name="P8">Vad är RSA? Låter intressant, osäker vad det är, sådant som ritar … [?]</text:p>
      <text:p text:style-name="P8"/>
      <text:p text:style-name="P8">Allt verkar intressant. Grejen är med matte att vi följer boken mycket [på högstadie]. Är högstadielärare. Vissa saker är rätt svåra för högstadielärare, ex. Randvinkelsatsen. Tar fram övningar beroende på var de är I boken, ex statistik. Får extra uppgifter om någon elev har svårt för ett ämne. Eller de som är klara med kapitlet redan.</text:p>
      <text:p text:style-name="P8"/>
      <text:p text:style-name="P8">Svårt att bedöma vad materialet skulle användas till genom beskrivningarna. Fokuserar mycket på material “just för stunden”, dvs vad de går igenom just nu. Vill veta lite mer. Roligt att veta om det är en aktiv uppgift, när en letar uppgifter. Tycker det är otydligt vad materialen är till för: är det något en ger till en elev, något en håller en genomgång kring, något en utforskar med klassen tillsammans, dvs läraren också är “in the dark”? Skulle vilja veta mer om det. <text:soft-page-break/>“Kooperativa” uppgifter (där läraren är “in the dark”) är intressanta eftersom de inte finns så mycket I boken. Hur läraren ska använda det är otydligt, skulle gärna ha förtydling.</text:p>
      <text:p text:style-name="P8"/>
      <text:p text:style-name="P8">Bra med område och nivå (pekar på koppling till ämnesplan och kurs).</text:p>
      <text:p text:style-name="P8"/>
      <text:p text:style-name="P8">[Om du skulle välja något ändå?] Är vid statistik nu, så gärna något av dem. Väljer vad ska lotten kosta.</text:p>
      <text:p text:style-name="P8"/>
      <text:p text:style-name="P8">2. “Nu får du öppna och gå igenom materialet. Tänk gärna högt.”</text:p>
      <text:p text:style-name="P8"/>
      <text:p text:style-name="P8">Ser människorna. Är det laget som tagit fram det, eller?</text:p>
      <text:p text:style-name="P8"/>
      <text:p text:style-name="P8">Kollar idén och målet med lektionen.</text:p>
      <text:p text:style-name="P8"/>
      <text:p text:style-name="P8">“Kan ju vara lite roligt, kan köra lotteri med klassen”</text:p>
      <text:p text:style-name="P8"/>
      <text:p text:style-name="P8">Tycker det är konstigt att låta eleverna använda magkänslan och intuitiva och spontana idéer för att bestämma vad de är beredda att betala; eleverna ska ju få verktyg för att lösa saker [logiskt]!</text:p>
      <text:p text:style-name="P8"/>
      <text:p text:style-name="P8">Vill koppla matematik med samhällsgrejer, vilket de har beskrivit ovan. [Tolkar som positivt]</text:p>
      <text:p text:style-name="P8"/>
      <text:p text:style-name="P8">Nu har han svårt att förstå vad de menar. Kanske lite trött. Kollar på “Explore [25-30 minuter]” Gruppaktivitet med 0,0,0,50… Förstod efter ett tags kollande på det.</text:p>
      <text:p text:style-name="P8"/>
      <text:p text:style-name="P8">PostIT, är det något hen ska känna igen? Vet inte vad det betyder.</text:p>
      <text:p text:style-name="P8"/>
      <text:p text:style-name="P8">Kan vara intressant. Undrar dock om några modeller för hur eleverna ska resonera. Ska de resonera utifrån “är det värt det, får en rimligt vinst?”, eller “ska lotteriet gå ihop, utan att gå I konkurs?” Lite oklart vad utgångspunkten I diskussionen är. Om de vet det så kan en ge vanliga trådar och scenarion för att leda diskussionen.</text:p>
      <text:p text:style-name="P8"/>
      <text:p text:style-name="P8">“Evaluate: Detta ingår lite här och där” [Ahem.]</text:p>
      <text:p text:style-name="P8"/>
      <text:p text:style-name="P8">Verkar inte helt färdigt än. Har en känsla av att stegen mellan de olika delarna inte är vattentäta. Har inte provat ännu, kanske [funkar det ändå].</text:p>
      <text:p text:style-name="P8"/>
      <text:p text:style-name="P8">3. “Om du behövde använda det här materialet I en lektion, hur skulle du göra det?”</text:p>
      <text:p text:style-name="P8"/>
      <text:p text:style-name="P8">Skulle använda materialet I helklass, roligare att engagera helklassen, men som utanför/ovanpå/innan läroplanen.</text:p>
      <text:p text:style-name="P8"/>
      <text:p text:style-name="P8">4. Övriga kommentarer?</text:p>
      <text:p text:style-name="P8"/>
      <text:p text:style-name="P8">Vet inte som är syftet sedan, men skulle gärna vilja ha mer visuellt. Är inte en sådan person som fattar allt heller, brukar behöva läsa högt uppgiften för att förstå den själv. Skulle vara trevligt med visuell bekräftelse så att en fattar hur det funkar. Speciellt “Tärningslotteri 1: 0,0,...”-grejen skulle kunna beskrivas bättre visuellt.</text:p>
      <text:p text:style-name="P8"/>
      <text:p text:style-name="P8">5. Fler tester senare?</text:p>
      <text:p text:style-name="P8"/>
      <text:p text:style-name="P8">Hur brukar jobba som lärare? Mycket mattebok, se ovan.</text:p>
      <text:p text:style-name="P8"/>
      <text:p text:style-name="P8">Hur långa lektioner? 60-80 min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21T09:30:37.770000000</dc:date>
    <meta:editing-duration>PT2H55M25S</meta:editing-duration>
    <meta:editing-cycles>27</meta:editing-cycles>
    <meta:generator>LibreOffice/6.0.3.2$Windows_X86_64 LibreOffice_project/8f48d515416608e3a835360314dac7e47fd0b821</meta:generator>
    <meta:document-statistic meta:table-count="2" meta:image-count="0" meta:object-count="0" meta:page-count="2" meta:paragraph-count="58" meta:word-count="710" meta:character-count="4146" meta:non-whitespace-character-count="3499"/>
  </office:meta>
</office:document-meta>
</file>